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72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0.439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9193in"/>
    </style:style>
    <style:style style:name="co7" style:family="table-column">
      <style:table-column-properties fo:break-before="auto" style:column-width="0.3291in"/>
    </style:style>
    <style:style style:name="co8" style:family="table-column">
      <style:table-column-properties fo:break-before="auto" style:column-width="0.3626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<text:s/>index <text:s text:c="3"/>84</text:p>
            <draw:frame table:end-cell-address="Sheet1.AA51" table:end-x="0.5724in" table:end-y="0.0106in" draw:z-index="0" draw:style-name="gr1" svg:width="20.2071in" svg:height="8.8591in" svg:x="0.022in" svg:y="0.0417in">
              <draw:object draw:notify-on-update-of-ranges="Sheet1.C1:Sheet1.C1565 Sheet1.E1:Sheet1.E156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1">
            <text:p>11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3"/>9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1">
            <text:p>11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11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6">
            <text:p>6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12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2">
            <text:p>2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14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15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2">
            <text:p>2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16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27">
            <text:p>27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18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19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21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22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5">
            <text:p>5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23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5">
            <text:p>5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25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26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2">
            <text:p>2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28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8">
            <text:p>18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29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5">
            <text:p>5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30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32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">
            <text:p>3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33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7">
            <text:p>7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35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5">
            <text:p>15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36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37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2">
            <text:p>12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39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">
            <text:p>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40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42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26">
            <text:p>26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43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7">
            <text:p>1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44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">
            <text:p>3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46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2">
            <text:p>2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47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49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50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51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7">
            <text:p>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53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54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56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">
            <text:p>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57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58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60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9">
            <text:p>9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61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29">
            <text:p>29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63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5">
            <text:p>5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64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8">
            <text:p>18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65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67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1">
            <text:p>11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68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70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71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72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0">
            <text:p>1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74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6">
            <text:p>16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75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2">
            <text:p>2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77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6">
            <text:p>16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78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3">
            <text:p>13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79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1">
            <text:p>11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81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82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1">
            <text:p>11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84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85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86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26">
            <text:p>26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88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89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5">
            <text:p>5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91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92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2">
            <text:p>12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93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2">
            <text:p>2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95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9">
            <text:p>9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96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8">
            <text:p>18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98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0">
            <text:p>1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99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1">
            <text:p>11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00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1">
            <text:p>11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02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7">
            <text:p>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03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">
            <text:p>3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05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2">
            <text:p>2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06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07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09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10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1">
            <text:p>11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12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">
            <text:p>3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13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14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16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7">
            <text:p>17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17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9">
            <text:p>9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19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2">
            <text:p>2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20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21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">
            <text:p>3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23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1">
            <text:p>11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24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26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2">
            <text:p>12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27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28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30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31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">
            <text:p>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33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2">
            <text:p>2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34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">
            <text:p>3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35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37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1">
            <text:p>11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38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6">
            <text:p>6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40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41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42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44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4">
            <text:p>1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45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47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6">
            <text:p>6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48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49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51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7">
            <text:p>7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52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5">
            <text:p>5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54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5">
            <text:p>5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55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4">
            <text:p>14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56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24">
            <text:p>2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582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3">
            <text:p>3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596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0">
            <text:p>10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610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9">
            <text:p>9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624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17">
            <text:p>17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638</text:p>
          </table:table-cell>
          <table:table-cell office:value-type="string">
            <text:p><text:s/>code</text:p>
          </table:table-cell>
          <table:table-cell office:value-type="float" office:value="66">
            <text:p>66</text:p>
          </table:table-cell>
          <table:table-cell office:value-type="string">
            <text:p><text:s/>data</text:p>
          </table:table-cell>
          <table:table-cell office:value-type="float" office:value="6">
            <text:p>6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108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164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20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76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32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88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44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00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56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12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68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24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80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36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92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48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004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060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116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172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228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284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340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1255">
            <text:p>125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396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1752">
            <text:p>175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52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585">
            <text:p>58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508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2125">
            <text:p>212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564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835">
            <text:p>83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620</text:p>
          </table:table-cell>
          <table:table-cell office:value-type="string">
            <text:p><text:s/>code</text:p>
          </table:table-cell>
          <table:table-cell office:value-type="float" office:value="70">
            <text:p>70</text:p>
          </table:table-cell>
          <table:table-cell office:value-type="string">
            <text:p><text:s/>data</text:p>
          </table:table-cell>
          <table:table-cell office:value-type="float" office:value="195">
            <text:p>1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122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178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34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90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346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402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458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514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570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626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682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738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794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850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906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962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018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074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130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186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242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298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354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1327">
            <text:p>1327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410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45">
            <text:p>4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466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3873">
            <text:p>387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522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1708">
            <text:p>1708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578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629">
            <text:p>629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634</text:p>
          </table:table-cell>
          <table:table-cell office:value-type="string">
            <text:p><text:s/>code</text:p>
          </table:table-cell>
          <table:table-cell office:value-type="float" office:value="71">
            <text:p>71</text:p>
          </table:table-cell>
          <table:table-cell office:value-type="string">
            <text:p><text:s/>data</text:p>
          </table:table-cell>
          <table:table-cell office:value-type="float" office:value="86">
            <text:p>86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3"/>94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150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206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262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318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374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430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486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542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598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654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710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766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822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878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934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2"/>990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/>1046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/>1102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/>1158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/>1214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/>1270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/>1326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2135">
            <text:p>213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/>1382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3824">
            <text:p>3824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/>1438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1563">
            <text:p>156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/>1494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2598">
            <text:p>2598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/>1550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1083">
            <text:p>108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/>1606</text:p>
          </table:table-cell>
          <table:table-cell office:value-type="string">
            <text:p><text:s/>code</text:p>
          </table:table-cell>
          <table:table-cell office:value-type="float" office:value="73">
            <text:p>73</text:p>
          </table:table-cell>
          <table:table-cell office:value-type="string">
            <text:p><text:s/>data</text:p>
          </table:table-cell>
          <table:table-cell office:value-type="float" office:value="322">
            <text:p>322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 text:c="3"/>8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8">
            <text:p>3928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3"/>9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4">
            <text:p>3934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11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2">
            <text:p>3922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12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4">
            <text:p>393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13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19">
            <text:p>3919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15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7">
            <text:p>3927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16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3">
            <text:p>3933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18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5">
            <text:p>393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19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3">
            <text:p>392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20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6">
            <text:p>3936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22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0">
            <text:p>3930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23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8">
            <text:p>392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25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43">
            <text:p>394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26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41">
            <text:p>3941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27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8">
            <text:p>3928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29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19">
            <text:p>3919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30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8">
            <text:p>3928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32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18">
            <text:p>3918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33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1">
            <text:p>3931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34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45">
            <text:p>394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36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0">
            <text:p>392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37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8">
            <text:p>3938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39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40">
            <text:p>3940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40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4">
            <text:p>392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41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19">
            <text:p>3919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43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5">
            <text:p>3925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44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8">
            <text:p>3938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46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8">
            <text:p>392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47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10">
            <text:p>391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48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17">
            <text:p>3917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50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7">
            <text:p>3927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51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4">
            <text:p>392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53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0">
            <text:p>392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54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6">
            <text:p>3926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55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3">
            <text:p>3923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57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4">
            <text:p>392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58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3">
            <text:p>392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60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7">
            <text:p>3927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61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9">
            <text:p>3929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62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1">
            <text:p>3931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64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8">
            <text:p>3938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65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51">
            <text:p>3951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67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2">
            <text:p>3932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68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9">
            <text:p>3929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69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7">
            <text:p>3927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71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4">
            <text:p>3924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72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8">
            <text:p>3938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74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6">
            <text:p>3926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75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2">
            <text:p>3922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76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5">
            <text:p>3925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78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7">
            <text:p>3937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79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0">
            <text:p>393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81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14">
            <text:p>3914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82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7">
            <text:p>3937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83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4">
            <text:p>3924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85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5">
            <text:p>392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86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18">
            <text:p>3918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88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2">
            <text:p>3932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89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5">
            <text:p>3925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90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9">
            <text:p>3939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92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6">
            <text:p>3926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93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43">
            <text:p>3943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95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7">
            <text:p>3937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96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8">
            <text:p>392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97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52">
            <text:p>3952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99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8">
            <text:p>3928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00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0">
            <text:p>3930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02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0">
            <text:p>392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03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2">
            <text:p>3932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04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4">
            <text:p>3924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06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7">
            <text:p>3937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07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50">
            <text:p>395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09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1">
            <text:p>3931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10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6">
            <text:p>3936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11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31">
            <text:p>3931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13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0">
            <text:p>392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14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23">
            <text:p>392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16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913">
            <text:p>3913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17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269">
            <text:p>3269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18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2627">
            <text:p>2627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20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1967">
            <text:p>1967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21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1322">
            <text:p>1322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23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676">
            <text:p>676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24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25">
            <text:p>2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25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467">
            <text:p>3467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27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2806">
            <text:p>2806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28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2157">
            <text:p>2157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30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1502">
            <text:p>1502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31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851">
            <text:p>851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32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208">
            <text:p>208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34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14">
            <text:p>14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35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23">
            <text:p>23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37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29">
            <text:p>29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38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13">
            <text:p>13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39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13">
            <text:p>13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41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42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44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9">
            <text:p>9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45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29">
            <text:p>29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46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28">
            <text:p>2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48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18">
            <text:p>18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49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19">
            <text:p>19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51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">
            <text:p>3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52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15">
            <text:p>1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53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27">
            <text:p>27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55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31">
            <text:p>31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56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23">
            <text:p>23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580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594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19">
            <text:p>19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608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622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10">
            <text:p>10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636</text:p>
          </table:table-cell>
          <table:table-cell office:value-type="string">
            <text:p><text:s/>code</text:p>
          </table:table-cell>
          <table:table-cell office:value-type="float" office:value="74">
            <text:p>74</text:p>
          </table:table-cell>
          <table:table-cell office:value-type="string">
            <text:p><text:s/>data</text:p>
          </table:table-cell>
          <table:table-cell office:value-type="float" office:value="19">
            <text:p>19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string">
            <text:p><text:s/>1f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3"/>9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3280">
            <text:p>328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10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3298">
            <text:p>3298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12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3283">
            <text:p>3283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13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3290">
            <text:p>329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14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3265">
            <text:p>3265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6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3298">
            <text:p>3298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17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3268">
            <text:p>326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19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3289">
            <text:p>3289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20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3275">
            <text:p>3275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21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3293">
            <text:p>3293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23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3245">
            <text:p>324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4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6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27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">
            <text:p>2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28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7">
            <text:p>27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30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31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33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34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5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1">
            <text:p>2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7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3">
            <text:p>3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38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40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4">
            <text:p>1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41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42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44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45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8">
            <text:p>1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7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7">
            <text:p>7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8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49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51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52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54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55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7">
            <text:p>17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56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8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9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33">
            <text:p>33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61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62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63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65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6">
            <text:p>6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66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68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3">
            <text:p>13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9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0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72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73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6">
            <text:p>6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75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76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77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5">
            <text:p>25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79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0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2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1">
            <text:p>21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83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7">
            <text:p>7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84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86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87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1">
            <text:p>21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89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 text:c="2"/>90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1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3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7">
            <text:p>17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94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5">
            <text:p>5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96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97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98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3713">
            <text:p>3713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/>100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78">
            <text:p>2078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01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3742">
            <text:p>3742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03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74">
            <text:p>207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04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77">
            <text:p>2077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05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100">
            <text:p>2100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07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111">
            <text:p>2111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08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99">
            <text:p>2099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/>110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91">
            <text:p>2091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/>111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82">
            <text:p>2082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12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87">
            <text:p>2087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14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94">
            <text:p>209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15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94">
            <text:p>2094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17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108">
            <text:p>2108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18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108">
            <text:p>2108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19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103">
            <text:p>210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/>121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94">
            <text:p>2094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/>122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78">
            <text:p>2078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24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91">
            <text:p>2091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25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96">
            <text:p>2096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26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111">
            <text:p>2111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28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70">
            <text:p>2070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29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16">
            <text:p>2016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31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273">
            <text:p>127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/>132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320">
            <text:p>320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/>133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496">
            <text:p>496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35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05">
            <text:p>10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36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1506">
            <text:p>1506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38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76">
            <text:p>2076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39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68">
            <text:p>2068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40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99">
            <text:p>2099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42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61">
            <text:p>2061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/>143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92">
            <text:p>2092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/>145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89">
            <text:p>2089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46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86">
            <text:p>2086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7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95">
            <text:p>209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9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104">
            <text:p>2104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50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62">
            <text:p>2062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52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107">
            <text:p>2107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53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78">
            <text:p>2078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/>154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99">
            <text:p>2099</text:p>
          </table:table-cell>
          <table:table-cell office:value-type="string">
            <text:p><text:s/>hex stream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/>156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123">
            <text:p>2123</text:p>
          </table:table-cell>
          <table:table-cell office:value-type="string">
            <text:p><text:s/>hex stream </text:p>
          </table:table-cell>
          <table:table-cell office:value-type="float" office:value="20">
            <text:p>20</text:p>
          </table:table-cell>
          <table:table-cell office:value-type="string">
            <text:p><text:s text:c="2"/>f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576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89">
            <text:p>2089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590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80">
            <text:p>208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604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82">
            <text:p>2082</text:p>
          </table:table-cell>
          <table:table-cell office:value-type="string">
            <text:p><text:s/>hex stream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618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084">
            <text:p>2084</text:p>
          </table:table-cell>
          <table:table-cell office:value-type="string">
            <text:p><text:s/>hex stream </text:p>
          </table:table-cell>
          <table:table-cell office:value-type="float" office:value="21">
            <text:p>21</text:p>
          </table:table-cell>
          <table:table-cell office:value-type="string">
            <text:p><text:s/>1c 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632</text:p>
          </table:table-cell>
          <table:table-cell office:value-type="string">
            <text:p><text:s/>code</text:p>
          </table:table-cell>
          <table:table-cell office:value-type="float" office:value="79">
            <text:p>79</text:p>
          </table:table-cell>
          <table:table-cell office:value-type="string">
            <text:p><text:s/>data</text:p>
          </table:table-cell>
          <table:table-cell office:value-type="float" office:value="2105">
            <text:p>210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3"/>80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136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192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248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304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360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416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472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528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584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640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696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752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808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864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920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976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032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088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144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200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256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312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368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2242">
            <text:p>2242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424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2720">
            <text:p>272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480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3175">
            <text:p>317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536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1362">
            <text:p>1362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592</text:p>
          </table:table-cell>
          <table:table-cell office:value-type="string">
            <text:p><text:s/>code</text:p>
          </table:table-cell>
          <table:table-cell office:value-type="float" office:value="85">
            <text:p>85</text:p>
          </table:table-cell>
          <table:table-cell office:value-type="string">
            <text:p><text:s/>data</text:p>
          </table:table-cell>
          <table:table-cell office:value-type="float" office:value="454">
            <text:p>454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3a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3"/>8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3"/>9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11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12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14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15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16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18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19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1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2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3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5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6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8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9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<text:s/>index <text:s text:c="2"/>30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/>index <text:s text:c="2"/>32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 text:c="2"/>a </text:p>
          </table:table-cell>
        </table:table-row>
        <table:table-row table:style-name="ro1">
          <table:table-cell office:value-type="string">
            <text:p><text:s/>index <text:s text:c="2"/>33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ndex <text:s text:c="2"/>35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6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7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9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0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2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3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4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6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7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9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0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1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3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4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6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7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8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0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1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3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4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5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7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8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0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1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2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74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5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7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8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9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1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2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4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5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6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8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9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1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2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3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5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6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8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99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00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02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03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05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06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07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09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10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12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13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14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16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17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19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20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21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23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24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26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27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28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30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31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33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34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35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37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38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0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1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2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4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5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7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8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9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51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52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54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55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3d </text:p>
          </table:table-cell>
        </table:table-row>
        <table:table-row table:style-name="ro1">
          <table:table-cell office:value-type="string">
            <text:p><text:s/>index <text:s/>156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<text:s/>index <text:s/>1583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597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f </text:p>
          </table:table-cell>
        </table:table-row>
        <table:table-row table:style-name="ro1">
          <table:table-cell office:value-type="string">
            <text:p><text:s/>index <text:s/>1611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904">
            <text:p>19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/>1625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2600">
            <text:p>26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639</text:p>
          </table:table-cell>
          <table:table-cell office:value-type="string">
            <text:p><text:s/>code</text:p>
          </table:table-cell>
          <table:table-cell office:value-type="float" office:value="97">
            <text:p>97</text:p>
          </table:table-cell>
          <table:table-cell office:value-type="string">
            <text:p><text:s/>data</text:p>
          </table:table-cell>
          <table:table-cell office:value-type="float" office:value="1100">
            <text:p>11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<text:s/>index <text:s text:c="3"/>8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3581">
            <text:p>3581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/>index <text:s text:c="2"/>10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3557">
            <text:p>3557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<text:s/>1e </text:p>
          </table:table-cell>
        </table:table-row>
        <table:table-row table:style-name="ro1">
          <table:table-cell office:value-type="string">
            <text:p><text:s/>index <text:s text:c="2"/>11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3607">
            <text:p>3607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 text:c="2"/>13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3565">
            <text:p>3565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 text:c="2"/>14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3593">
            <text:p>3593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 text:c="2"/>15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3586">
            <text:p>3586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</table:table-row>
        <table:table-row table:style-name="ro1">
          <table:table-cell office:value-type="string">
            <text:p><text:s/>index <text:s text:c="2"/>17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3597">
            <text:p>3597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18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3603">
            <text:p>3603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<text:s/>3a </text:p>
          </table:table-cell>
        </table:table-row>
        <table:table-row table:style-name="ro1">
          <table:table-cell office:value-type="string">
            <text:p><text:s/>index <text:s text:c="2"/>20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3605">
            <text:p>3605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 text:c="2"/>21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3579">
            <text:p>3579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 text:c="2"/>22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3607">
            <text:p>3607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<text:s/>3a </text:p>
          </table:table-cell>
        </table:table-row>
        <table:table-row table:style-name="ro1">
          <table:table-cell office:value-type="string">
            <text:p><text:s/>index <text:s text:c="2"/>24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40">
            <text:p>64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5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 text:c="2"/>27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<text:s/>index <text:s text:c="2"/>28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9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<text:s/>index <text:s text:c="2"/>31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2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3a </text:p>
          </table:table-cell>
        </table:table-row>
        <table:table-row table:style-name="ro1">
          <table:table-cell office:value-type="string">
            <text:p><text:s/>index <text:s text:c="2"/>34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35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<text:s/>index <text:s text:c="2"/>36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<text:s/>index <text:s text:c="2"/>38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9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 text:c="2"/>41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2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2">
            <text:p>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 text:c="2"/>43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5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 text:c="2"/>46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2">
            <text:p>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8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49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0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52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3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55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2e </text:p>
          </table:table-cell>
        </table:table-row>
        <table:table-row table:style-name="ro1">
          <table:table-cell office:value-type="string">
            <text:p><text:s/>index <text:s text:c="2"/>56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7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59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e </text:p>
          </table:table-cell>
        </table:table-row>
        <table:table-row table:style-name="ro1">
          <table:table-cell office:value-type="string">
            <text:p><text:s/>index <text:s text:c="2"/>60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3e </text:p>
          </table:table-cell>
        </table:table-row>
        <table:table-row table:style-name="ro1">
          <table:table-cell office:value-type="string">
            <text:p><text:s/>index <text:s text:c="2"/>62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3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 text:c="2"/>64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6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 text:c="2"/>67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9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0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<text:s/>index <text:s text:c="2"/>71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3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4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6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e </text:p>
          </table:table-cell>
        </table:table-row>
        <table:table-row table:style-name="ro1">
          <table:table-cell office:value-type="string">
            <text:p><text:s/>index <text:s text:c="2"/>77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index <text:s text:c="2"/>78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0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<text:s/>index <text:s text:c="2"/>81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3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84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85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2d </text:p>
          </table:table-cell>
        </table:table-row>
        <table:table-row table:style-name="ro1">
          <table:table-cell office:value-type="string">
            <text:p><text:s/>index <text:s text:c="2"/>87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 text:c="2"/>88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0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<text:s/>index <text:s text:c="2"/>91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2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94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5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7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<text:s/>index <text:s text:c="2"/>98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86">
            <text:p>86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c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99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472">
            <text:p>472</text:p>
          </table:table-cell>
          <table:table-cell office:value-type="string">
            <text:p><text:s/>hex stream 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/>101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77">
            <text:p>77</text:p>
          </table:table-cell>
          <table:table-cell office:value-type="string">
            <text:p><text:s/>hex stream 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02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40">
            <text:p>40</text:p>
          </table:table-cell>
          <table:table-cell office:value-type="string">
            <text:p><text:s/>hex stream 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/>104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28">
            <text:p>28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/>105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285">
            <text:p>285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3b 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/>106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2349">
            <text:p>2349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<text:s/>3f </text:p>
          </table:table-cell>
        </table:table-row>
        <table:table-row table:style-name="ro1">
          <table:table-cell office:value-type="string">
            <text:p><text:s/>index <text:s/>108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2201">
            <text:p>2201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string">
            <text:p><text:s/>2d 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/>109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2680">
            <text:p>2680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string">
            <text:p><text:s/>3d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11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2388">
            <text:p>2388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/>112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027">
            <text:p>1027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13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3161">
            <text:p>3161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/>115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934">
            <text:p>93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1e 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16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2521">
            <text:p>2521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18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4009">
            <text:p>4009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19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361">
            <text:p>1361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2b </text:p>
          </table:table-cell>
          <table:table-cell office:value-type="string">
            <text:p><text:s/>3e </text:p>
          </table:table-cell>
        </table:table-row>
        <table:table-row table:style-name="ro1">
          <table:table-cell office:value-type="string">
            <text:p><text:s/>index <text:s/>120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2818">
            <text:p>2818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2e 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/>122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73">
            <text:p>173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23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662">
            <text:p>1662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/>125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3186">
            <text:p>3186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<text:s/>index <text:s/>126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669">
            <text:p>669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3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/>127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2284">
            <text:p>2284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<text:s/>2f </text:p>
          </table:table-cell>
        </table:table-row>
        <table:table-row table:style-name="ro1">
          <table:table-cell office:value-type="string">
            <text:p><text:s/>index <text:s/>129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3955">
            <text:p>3955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/>130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336">
            <text:p>1336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32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2274">
            <text:p>2274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string">
            <text:p><text:s/>3e </text:p>
          </table:table-cell>
        </table:table-row>
        <table:table-row table:style-name="ro1">
          <table:table-cell office:value-type="string">
            <text:p><text:s/>index <text:s/>133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3148">
            <text:p>3148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3c 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/>134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262">
            <text:p>262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3b 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/>136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2408">
            <text:p>2408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/>137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3595">
            <text:p>3595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string">
            <text:p><text:s/>1e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39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1503">
            <text:p>1503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/>140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string">
            <text:p><text:s text:c="2"/>a </text:p>
          </table:table-cell>
        </table:table-row>
        <table:table-row table:style-name="ro1">
          <table:table-cell office:value-type="string">
            <text:p><text:s/>index <text:s/>141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43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/>144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<text:s/>2a </text:p>
          </table:table-cell>
        </table:table-row>
        <table:table-row table:style-name="ro1">
          <table:table-cell office:value-type="string">
            <text:p><text:s/>index <text:s/>146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7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/>index <text:s/>148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string">
            <text:p><text:s/>1d 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<text:s/>index <text:s/>150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string">
            <text:p><text:s/>1c 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<text:s/>index <text:s/>151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string">
            <text:p><text:s/>1a 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/>153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/>154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string">
            <text:p><text:s/>1b </text:p>
          </table:table-cell>
        </table:table-row>
        <table:table-row table:style-name="ro1">
          <table:table-cell office:value-type="string">
            <text:p><text:s/>index <text:s/>155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<text:s/>3f </text:p>
          </table:table-cell>
        </table:table-row>
        <table:table-row table:style-name="ro1">
          <table:table-cell office:value-type="string">
            <text:p><text:s/>index <text:s/>157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<text:s/>2c </text:p>
          </table:table-cell>
        </table:table-row>
        <table:table-row table:style-name="ro1">
          <table:table-cell office:value-type="string">
            <text:p><text:s/>index <text:s/>1587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<text:s/>1b </text:p>
          </table:table-cell>
        </table:table-row>
        <table:table-row table:style-name="ro1">
          <table:table-cell office:value-type="string">
            <text:p><text:s/>index <text:s/>1601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/>1615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/>1629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/>1643</text:p>
          </table:table-cell>
          <table:table-cell office:value-type="string">
            <text:p><text:s/>code</text:p>
          </table:table-cell>
          <table:table-cell office:value-type="float" office:value="101">
            <text:p>10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/>index <text:s text:c="3"/>9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10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 text:c="2"/>11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 text:c="2"/>13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 text:c="2"/>14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16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 text:c="2"/>17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8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ndex <text:s text:c="2"/>20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 text:c="2"/>21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 text:c="2"/>23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string">
            <text:p><text:s/>2d </text:p>
          </table:table-cell>
        </table:table-row>
        <table:table-row table:style-name="ro1">
          <table:table-cell office:value-type="string">
            <text:p><text:s/>index <text:s text:c="2"/>24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5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7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28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b </text:p>
          </table:table-cell>
        </table:table-row>
        <table:table-row table:style-name="ro1">
          <table:table-cell office:value-type="string">
            <text:p><text:s/>index <text:s text:c="2"/>30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1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32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4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5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/>index <text:s text:c="2"/>37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 text:c="2"/>38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9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 text:c="2"/>41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2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4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5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index <text:s text:c="2"/>46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48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9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1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2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3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5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<text:s/>index <text:s text:c="2"/>56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8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9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 text:c="2"/>60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2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3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65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/>index <text:s text:c="2"/>66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7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 text:c="2"/>69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0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2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3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/>index <text:s text:c="2"/>74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6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7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ndex <text:s text:c="2"/>79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0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1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/>index <text:s text:c="2"/>83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84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6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7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/>index <text:s text:c="2"/>88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0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1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3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<text:s/>index <text:s text:c="2"/>94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index <text:s text:c="2"/>95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7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8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office:value-type="float" office:value="4">
            <text:p>4</text:p>
          </table:table-cell>
          <table:table-cell office:value-type="string">
            <text:p><text:s/>3a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/>100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<text:s/>1e </text:p>
          </table:table-cell>
        </table:table-row>
        <table:table-row table:style-name="ro1">
          <table:table-cell office:value-type="string">
            <text:p><text:s/>index <text:s/>101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c </text:p>
          </table:table-cell>
          <table:table-cell office:value-type="string">
            <text:p><text:s/>3a </text:p>
          </table:table-cell>
          <table:table-cell office:value-type="string">
            <text:p><text:s/>1e </text:p>
          </table:table-cell>
        </table:table-row>
        <table:table-row table:style-name="ro1">
          <table:table-cell office:value-type="string">
            <text:p><text:s/>index <text:s/>102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/>104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/>105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07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string">
            <text:p><text:s/>3f </text:p>
          </table:table-cell>
        </table:table-row>
        <table:table-row table:style-name="ro1">
          <table:table-cell office:value-type="string">
            <text:p><text:s/>index <text:s/>108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<text:s/>index <text:s/>109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string">
            <text:p><text:s/>2b </text:p>
          </table:table-cell>
        </table:table-row>
        <table:table-row table:style-name="ro1">
          <table:table-cell office:value-type="string">
            <text:p><text:s/>index <text:s/>111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/>112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<text:s/>index <text:s/>114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string">
            <text:p><text:s/>2e </text:p>
          </table:table-cell>
        </table:table-row>
        <table:table-row table:style-name="ro1">
          <table:table-cell office:value-type="string">
            <text:p><text:s/>index <text:s/>115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string">
            <text:p><text:s/>2e </text:p>
          </table:table-cell>
        </table:table-row>
        <table:table-row table:style-name="ro1">
          <table:table-cell office:value-type="string">
            <text:p><text:s/>index <text:s/>116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string">
            <text:p><text:s/>3c </text:p>
          </table:table-cell>
        </table:table-row>
        <table:table-row table:style-name="ro1">
          <table:table-cell office:value-type="string">
            <text:p><text:s/>index <text:s/>118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string">
            <text:p><text:s/>3c </text:p>
          </table:table-cell>
        </table:table-row>
        <table:table-row table:style-name="ro1">
          <table:table-cell office:value-type="string">
            <text:p><text:s/>index <text:s/>119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/>121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string">
            <text:p><text:s/>2e </text:p>
          </table:table-cell>
        </table:table-row>
        <table:table-row table:style-name="ro1">
          <table:table-cell office:value-type="string">
            <text:p><text:s/>index <text:s/>122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string">
            <text:p><text:s/>1e </text:p>
          </table:table-cell>
        </table:table-row>
        <table:table-row table:style-name="ro1">
          <table:table-cell office:value-type="string">
            <text:p><text:s/>index <text:s/>123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string">
            <text:p><text:s/>2b </text:p>
          </table:table-cell>
        </table:table-row>
        <table:table-row table:style-name="ro1">
          <table:table-cell office:value-type="string">
            <text:p><text:s/>index <text:s/>125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26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string">
            <text:p><text:s/>3f </text:p>
          </table:table-cell>
        </table:table-row>
        <table:table-row table:style-name="ro1">
          <table:table-cell office:value-type="string">
            <text:p><text:s/>index <text:s/>128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/>129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string">
            <text:p><text:s/>1f 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/>index <text:s/>130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<text:s/>index <text:s/>132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33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35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36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/>137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39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40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<text:s/>index <text:s/>142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/>143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string">
            <text:p><text:s/>2c </text:p>
          </table:table-cell>
        </table:table-row>
        <table:table-row table:style-name="ro1">
          <table:table-cell office:value-type="string">
            <text:p><text:s/>index <text:s/>144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46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<text:s/>index <text:s/>147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string">
            <text:p><text:s/>2f </text:p>
          </table:table-cell>
        </table:table-row>
        <table:table-row table:style-name="ro1">
          <table:table-cell office:value-type="string">
            <text:p><text:s/>index <text:s/>149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/>150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/>151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/>153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string">
            <text:p><text:s/>1e </text:p>
          </table:table-cell>
        </table:table-row>
        <table:table-row table:style-name="ro1">
          <table:table-cell office:value-type="string">
            <text:p><text:s/>index <text:s/>154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<text:s/>index <text:s/>156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1">
            <text:p>21</text:p>
          </table:table-cell>
          <table:table-cell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/>1575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589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string">
            <text:p><text:s/>index <text:s/>1603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/>1617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<text:s/>index <text:s/>1631</text:p>
          </table:table-cell>
          <table:table-cell office:value-type="string">
            <text:p><text:s/>code</text:p>
          </table:table-cell>
          <table:table-cell office:value-type="float" office:value="102">
            <text:p>102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<text:s/>index <text:s text:c="3"/>8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string">
            <text:p><text:s/>3d </text:p>
          </table:table-cell>
        </table:table-row>
        <table:table-row table:style-name="ro1">
          <table:table-cell office:value-type="string">
            <text:p><text:s/>index <text:s text:c="2"/>10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<text:s/>index <text:s text:c="2"/>11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 text:c="2"/>13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string">
            <text:p><text:s/>2d </text:p>
          </table:table-cell>
        </table:table-row>
        <table:table-row table:style-name="ro1">
          <table:table-cell office:value-type="string">
            <text:p><text:s/>index <text:s text:c="2"/>14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<text:s/>index <text:s text:c="2"/>15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17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 text:c="2"/>18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 text:c="2"/>20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/>index <text:s text:c="2"/>21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 text:c="2"/>22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 text:c="2"/>24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 text:c="2"/>a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5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5">
            <text:p>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7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8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0">
            <text:p>1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9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1">
            <text:p>4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1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2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4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5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33">
            <text:p>33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6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8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">
            <text:p>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9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6">
            <text:p>16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1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2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43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22">
            <text:p>2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5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6">
            <text:p>16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6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33">
            <text:p>3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48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">
            <text:p>17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9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0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2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37">
            <text:p>37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3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5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6">
            <text:p>16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6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3">
            <text:p>3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7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8">
            <text:p>8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9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2">
            <text:p>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0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2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39">
            <text:p>39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3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4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4">
            <text:p>1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6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7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22">
            <text:p>2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69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0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24">
            <text:p>2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1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3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5">
            <text:p>4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4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6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31">
            <text:p>3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7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8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5">
            <text:p>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0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1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2">
            <text:p>1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3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4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5">
            <text:p>1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5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7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8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0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1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2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2">
            <text:p>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4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9">
            <text:p>19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5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9">
            <text:p>9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7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4">
            <text:p>1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8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3371">
            <text:p>3371</text:p>
          </table:table-cell>
          <table:table-cell office:value-type="string">
            <text:p><text:s/>hex stream 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99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936">
            <text:p>1936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/>101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/>102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04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05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/>106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<text:s/>2d </text:p>
          </table:table-cell>
        </table:table-row>
        <table:table-row table:style-name="ro1">
          <table:table-cell office:value-type="string">
            <text:p><text:s/>index <text:s/>108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ndex <text:s/>109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/>111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12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/>113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ndex <text:s/>115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5">
            <text:p>5</text:p>
          </table:table-cell>
          <table:table-cell office:value-type="string">
            <text:p><text:s text:c="2"/>e 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<text:s/>index <text:s/>116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ndex <text:s/>118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5">
            <text:p>5</text:p>
          </table:table-cell>
          <table:table-cell office:value-type="string">
            <text:p><text:s/>3e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19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<text:s/>index <text:s/>120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6">
            <text:p>6</text:p>
          </table:table-cell>
          <table:table-cell office:value-type="string">
            <text:p><text:s/>2c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/>122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<text:s/>2d </text:p>
          </table:table-cell>
        </table:table-row>
        <table:table-row table:style-name="ro1">
          <table:table-cell office:value-type="string">
            <text:p><text:s/>index <text:s/>123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<text:s/>3e </text:p>
          </table:table-cell>
        </table:table-row>
        <table:table-row table:style-name="ro1">
          <table:table-cell office:value-type="string">
            <text:p><text:s/>index <text:s/>125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/>126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 text:c="2"/>a 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/>127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<text:s/>2c </text:p>
          </table:table-cell>
        </table:table-row>
        <table:table-row table:style-name="ro1">
          <table:table-cell office:value-type="string">
            <text:p><text:s/>index <text:s/>129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string">
            <text:p><text:s/>3d 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<text:s/>index <text:s/>130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<text:s/>index <text:s/>132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/>133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34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095">
            <text:p>4095</text:p>
          </table:table-cell>
          <table:table-cell office:value-type="string">
            <text:p><text:s/>hex stream </text:p>
          </table:table-cell>
          <table:table-cell office:value-type="string">
            <text:p><text:s text:c="2"/>a 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/>index <text:s/>136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3601">
            <text:p>3601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<text:s/>index <text:s/>137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2533">
            <text:p>2533</text:p>
          </table:table-cell>
          <table:table-cell office:value-type="string">
            <text:p><text:s/>hex stream 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/>139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793">
            <text:p>179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<text:s/>1f </text:p>
          </table:table-cell>
        </table:table-row>
        <table:table-row table:style-name="ro1">
          <table:table-cell office:value-type="string">
            <text:p><text:s/>index <text:s/>140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817">
            <text:p>1817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1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562">
            <text:p>56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3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54">
            <text:p>15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4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55">
            <text:p>5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6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7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5">
            <text:p>1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8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50">
            <text:p>5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50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5">
            <text:p>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51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3">
            <text:p>43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53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2">
            <text:p>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54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5">
            <text:p>1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55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57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25">
            <text:p>2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586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25">
            <text:p>25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600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41">
            <text:p>41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614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628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7">
            <text:p>7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642</text:p>
          </table:table-cell>
          <table:table-cell office:value-type="string">
            <text:p><text:s/>code</text:p>
          </table:table-cell>
          <table:table-cell office:value-type="float" office:value="105">
            <text:p>105</text:p>
          </table:table-cell>
          <table:table-cell office:value-type="string">
            <text:p><text:s/>data</text:p>
          </table:table-cell>
          <table:table-cell office:value-type="float" office:value="19">
            <text:p>19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3"/>9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533">
            <text:p>53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10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542">
            <text:p>54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11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538">
            <text:p>53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13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504">
            <text:p>5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14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526">
            <text:p>52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16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522">
            <text:p>52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17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512">
            <text:p>51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18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506">
            <text:p>50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0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538">
            <text:p>53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1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504">
            <text:p>5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3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506">
            <text:p>50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4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5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75">
            <text:p>7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7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5">
            <text:p>3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8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30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7">
            <text:p>17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31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32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58">
            <text:p>5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34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8">
            <text:p>2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35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5">
            <text:p>3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37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5">
            <text:p>3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38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39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4">
            <text:p>2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41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42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55">
            <text:p>5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44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45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9">
            <text:p>1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46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48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2">
            <text:p>1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49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51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7">
            <text:p>7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52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53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71">
            <text:p>7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55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6">
            <text:p>4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56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58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">
            <text:p>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59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0">
            <text:p>3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60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62">
            <text:p>6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62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63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83">
            <text:p>8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65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66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3">
            <text:p>3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67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69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70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5">
            <text:p>3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72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73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74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76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0">
            <text:p>3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77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5">
            <text:p>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79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80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54">
            <text:p>5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81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83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71">
            <text:p>7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84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">
            <text:p>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86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5">
            <text:p>4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87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50">
            <text:p>5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88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90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9">
            <text:p>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91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93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6">
            <text:p>1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94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95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97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57">
            <text:p>57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98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794">
            <text:p>179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/>100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21">
            <text:p>22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/>101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288">
            <text:p>228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02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106">
            <text:p>310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04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570">
            <text:p>157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05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809">
            <text:p>380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07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535">
            <text:p>153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08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903">
            <text:p>290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09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45">
            <text:p>394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11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609">
            <text:p>60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12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164">
            <text:p>116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14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555">
            <text:p>1555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15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940">
            <text:p>194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16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228">
            <text:p>222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18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484">
            <text:p>248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19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814">
            <text:p>281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21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957">
            <text:p>2957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22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240">
            <text:p>324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23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489">
            <text:p>348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25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699">
            <text:p>369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26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970">
            <text:p>397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28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47">
            <text:p>47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29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78">
            <text:p>27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30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04">
            <text:p>1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32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582">
            <text:p>358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33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847">
            <text:p>3847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35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3826">
            <text:p>382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36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519">
            <text:p>51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37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920">
            <text:p>192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39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359">
            <text:p>235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40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570">
            <text:p>257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42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576">
            <text:p>257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43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423">
            <text:p>242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44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282">
            <text:p>228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46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176">
            <text:p>217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47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2054">
            <text:p>205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49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873">
            <text:p>187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50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809">
            <text:p>180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51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688">
            <text:p>1688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53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570">
            <text:p>157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54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499">
            <text:p>1499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56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407">
            <text:p>1407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574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324">
            <text:p>132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588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243">
            <text:p>124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602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217">
            <text:p>1217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616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121">
            <text:p>1121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630</text:p>
          </table:table-cell>
          <table:table-cell office:value-type="string">
            <text:p><text:s/>code</text:p>
          </table:table-cell>
          <table:table-cell office:value-type="float" office:value="111">
            <text:p>111</text:p>
          </table:table-cell>
          <table:table-cell office:value-type="string">
            <text:p><text:s/>data</text:p>
          </table:table-cell>
          <table:table-cell office:value-type="float" office:value="1050">
            <text:p>105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3"/>7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3"/>9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10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12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13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14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16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17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19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20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21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23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24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26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27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28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30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31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33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34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35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37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38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40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41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42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44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45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47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48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49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51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52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54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55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56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58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59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61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62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63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65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66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68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69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70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72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73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75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76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77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79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80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82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83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84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86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87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89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90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91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93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94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96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97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98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00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01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03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04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05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07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08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10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11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12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14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15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17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18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19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21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22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24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25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26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28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29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31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32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/>133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<text:s/>index <text:s/>135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d </text:p>
          </table:table-cell>
          <table:table-cell office:value-type="float" office:value="14">
            <text:p>14</text:p>
          </table:table-cell>
          <table:table-cell office:value-type="string">
            <text:p><text:s/>2f </text:p>
          </table:table-cell>
        </table:table-row>
        <table:table-row table:style-name="ro1">
          <table:table-cell office:value-type="string">
            <text:p><text:s/>index <text:s/>136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string">
            <text:p><text:s text:c="2"/>c 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/>138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string">
            <text:p><text:s/>3b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/>139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string">
            <text:p><text:s/>1b 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/>140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string">
            <text:p><text:s text:c="2"/>b </text:p>
          </table:table-cell>
          <table:table-cell office:value-type="float" office:value="0">
            <text:p>0</text:p>
          </table:table-cell>
          <table:table-cell office:value-type="string">
            <text:p><text:s/>2d </text:p>
          </table:table-cell>
        </table:table-row>
        <table:table-row table:style-name="ro1">
          <table:table-cell office:value-type="string">
            <text:p><text:s/>index <text:s/>142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a </text:p>
          </table:table-cell>
          <table:table-cell office:value-type="string">
            <text:p><text:s/>2a 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/>index <text:s/>143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string">
            <text:p><text:s text:c="2"/>a </text:p>
          </table:table-cell>
          <table:table-cell office:value-type="float" office:value="18">
            <text:p>18</text:p>
          </table:table-cell>
          <table:table-cell office:value-type="string">
            <text:p><text:s/>1b </text:p>
          </table:table-cell>
        </table:table-row>
        <table:table-row table:style-name="ro1">
          <table:table-cell office:value-type="string">
            <text:p><text:s/>index <text:s/>145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string">
            <text:p><text:s text:c="2"/>a 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<text:s/>index <text:s/>146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string">
            <text:p><text:s/>3c 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/>147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<text:s/>index <text:s/>149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<text:s/>index <text:s/>150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/>152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string">
            <text:p><text:s/>1a </text:p>
          </table:table-cell>
          <table:table-cell office:value-type="string">
            <text:p><text:s/>2c </text:p>
          </table:table-cell>
        </table:table-row>
        <table:table-row table:style-name="ro1">
          <table:table-cell office:value-type="string">
            <text:p><text:s/>index <text:s/>153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index <text:s/>154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50">
            <text:p>15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<text:s/>3b </text:p>
          </table:table-cell>
        </table:table-row>
        <table:table-row table:style-name="ro1">
          <table:table-cell office:value-type="string">
            <text:p><text:s/>index <text:s/>156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000">
            <text:p>100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string">
            <text:p><text:s text:c="2"/>d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/>1577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9">
            <text:p>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<text:s/>index <text:s/>1591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/>index <text:s/>1605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604">
            <text:p>1604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/>1619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1804">
            <text:p>1804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/>1633</text:p>
          </table:table-cell>
          <table:table-cell office:value-type="string">
            <text:p><text:s/>code</text:p>
          </table:table-cell>
          <table:table-cell office:value-type="float" office:value="114">
            <text:p>114</text:p>
          </table:table-cell>
          <table:table-cell office:value-type="string">
            <text:p><text:s/>data</text:p>
          </table:table-cell>
          <table:table-cell office:value-type="float" office:value="20">
            <text:p>20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3"/>8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10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11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12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14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15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17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18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19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21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22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 text:c="2"/>24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5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index <text:s text:c="2"/>26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8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a </text:p>
          </table:table-cell>
        </table:table-row>
        <table:table-row table:style-name="ro1">
          <table:table-cell office:value-type="string">
            <text:p><text:s/>index <text:s text:c="2"/>29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31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2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3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35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 text:c="2"/>36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38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39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40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2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43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45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46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 text:c="2"/>47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<text:s/>index <text:s text:c="2"/>49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0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2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<text:s/>index <text:s text:c="2"/>53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4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56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 text:c="2"/>57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59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60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1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<text:s/>index <text:s text:c="2"/>63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4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 text:c="2"/>66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7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68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0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 text:c="2"/>71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3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16">
            <text:p>116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2d </text:p>
          </table:table-cell>
        </table:table-row>
        <table:table-row table:style-name="ro1">
          <table:table-cell office:value-type="string">
            <text:p><text:s/>index <text:s text:c="2"/>74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5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f </text:p>
          </table:table-cell>
        </table:table-row>
        <table:table-row table:style-name="ro1">
          <table:table-cell office:value-type="string">
            <text:p><text:s/>index <text:s text:c="2"/>77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8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index <text:s text:c="2"/>80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1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82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4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f </text:p>
          </table:table-cell>
        </table:table-row>
        <table:table-row table:style-name="ro1">
          <table:table-cell office:value-type="string">
            <text:p><text:s/>index <text:s text:c="2"/>85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7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8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9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1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2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94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 text:c="2"/>95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<text:s/>index <text:s text:c="2"/>96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52">
            <text:p>5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 text:c="2"/>98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6">
            <text:p>136</text:p>
          </table:table-cell>
          <table:table-cell office:value-type="string">
            <text:p><text:s/>hex stream 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string">
            <text:p><text:s/>2b </text:p>
          </table:table-cell>
        </table:table-row>
        <table:table-row table:style-name="ro1">
          <table:table-cell office:value-type="string">
            <text:p><text:s/>index <text:s text:c="2"/>99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office:value-type="string">
            <text:p><text:s/>1e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01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02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03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05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06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08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09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10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12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13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15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16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17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19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20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22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23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24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26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27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29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30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31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33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34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f </text:p>
          </table:table-cell>
          <table:table-cell table:number-columns-repeated="2" office:value-type="string">
            <text:p><text:s/>3f </text:p>
          </table:table-cell>
        </table:table-row>
        <table:table-row table:style-name="ro1">
          <table:table-cell office:value-type="string">
            <text:p><text:s/>index <text:s/>136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string">
            <text:p><text:s text:c="2"/>e 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<text:s/>index <text:s/>137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<text:s/>index <text:s/>138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float" office:value="4">
            <text:p>4</text:p>
          </table:table-cell>
          <table:table-cell office:value-type="string">
            <text:p><text:s/>1c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/>140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c 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ndex <text:s/>141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/>143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/>144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<text:s/>index <text:s/>145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/>147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f </text:p>
          </table:table-cell>
        </table:table-row>
        <table:table-row table:style-name="ro1">
          <table:table-cell office:value-type="string">
            <text:p><text:s/>index <text:s/>148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<text:s/>index <text:s/>150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index <text:s/>151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2b </text:p>
          </table:table-cell>
        </table:table-row>
        <table:table-row table:style-name="ro1">
          <table:table-cell office:value-type="string">
            <text:p><text:s/>index <text:s/>152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/>154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f </text:p>
          </table:table-cell>
        </table:table-row>
        <table:table-row table:style-name="ro1">
          <table:table-cell office:value-type="string">
            <text:p><text:s/>index <text:s/>155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57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ndex <text:s/>1585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ndex <text:s/>1599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/>1613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627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/>1641</text:p>
          </table:table-cell>
          <table:table-cell office:value-type="string">
            <text:p><text:s/>code</text:p>
          </table:table-cell>
          <table:table-cell office:value-type="float" office:value="117">
            <text:p>117</text:p>
          </table:table-cell>
          <table:table-cell office:value-type="string">
            <text:p><text:s/>data</text:p>
          </table:table-cell>
          <table:table-cell office:value-type="float" office:value="132">
            <text:p>132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 text:c="3"/>8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 text:c="3"/>9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/>1e </text:p>
          </table:table-cell>
        </table:table-row>
        <table:table-row table:style-name="ro1">
          <table:table-cell office:value-type="string">
            <text:p><text:s/>index <text:s text:c="2"/>10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index <text:s text:c="2"/>12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/>1e </text:p>
          </table:table-cell>
        </table:table-row>
        <table:table-row table:style-name="ro1">
          <table:table-cell office:value-type="string">
            <text:p><text:s/>index <text:s text:c="2"/>13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 text:c="2"/>f </text:p>
          </table:table-cell>
        </table:table-row>
        <table:table-row table:style-name="ro1">
          <table:table-cell office:value-type="string">
            <text:p><text:s/>index <text:s text:c="2"/>15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 text:c="2"/>16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 text:c="2"/>17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/>1f </text:p>
          </table:table-cell>
        </table:table-row>
        <table:table-row table:style-name="ro1">
          <table:table-cell office:value-type="string">
            <text:p><text:s/>index <text:s text:c="2"/>19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 text:c="2"/>20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/>index <text:s text:c="2"/>22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 text:c="2"/>23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 text:c="2"/>24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<text:s/>index <text:s text:c="2"/>26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<text:s/>index <text:s text:c="2"/>27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 text:c="2"/>29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 text:c="2"/>f </text:p>
          </table:table-cell>
        </table:table-row>
        <table:table-row table:style-name="ro1">
          <table:table-cell office:value-type="string">
            <text:p><text:s/>index <text:s text:c="2"/>30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 text:c="2"/>31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 text:c="2"/>33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/>1b </text:p>
          </table:table-cell>
        </table:table-row>
        <table:table-row table:style-name="ro1">
          <table:table-cell office:value-type="string">
            <text:p><text:s/>index <text:s text:c="2"/>34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<text:s/>index <text:s text:c="2"/>36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37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 text:c="2"/>38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<text:s/>index <text:s text:c="2"/>40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41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 text:c="2"/>f </text:p>
          </table:table-cell>
        </table:table-row>
        <table:table-row table:style-name="ro1">
          <table:table-cell office:value-type="string">
            <text:p><text:s/>index <text:s text:c="2"/>43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/>index <text:s text:c="2"/>44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 text:c="2"/>45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 text:c="2"/>47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/>index <text:s text:c="2"/>48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 text:c="2"/>50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 text:c="2"/>51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52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54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55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 text:c="2"/>57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58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 text:c="2"/>59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 text:c="2"/>61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ndex <text:s text:c="2"/>62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/>1b </text:p>
          </table:table-cell>
        </table:table-row>
        <table:table-row table:style-name="ro1">
          <table:table-cell office:value-type="string">
            <text:p><text:s/>index <text:s text:c="2"/>64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 text:c="2"/>65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/>2f </text:p>
          </table:table-cell>
        </table:table-row>
        <table:table-row table:style-name="ro1">
          <table:table-cell office:value-type="string">
            <text:p><text:s/>index <text:s text:c="2"/>66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68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ndex <text:s text:c="2"/>69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 text:c="2"/>71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72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<text:s/>index <text:s text:c="2"/>73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75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index <text:s text:c="2"/>76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/>index <text:s text:c="2"/>78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 text:c="2"/>79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 text:c="2"/>80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 text:c="2"/>a </text:p>
          </table:table-cell>
        </table:table-row>
        <table:table-row table:style-name="ro1">
          <table:table-cell office:value-type="string">
            <text:p><text:s/>index <text:s text:c="2"/>82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 text:c="2"/>83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 text:c="2"/>85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/>index <text:s text:c="2"/>86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 text:c="2"/>87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 text:c="2"/>89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/>index <text:s text:c="2"/>90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<text:s/>index <text:s text:c="2"/>92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<text:s/>index <text:s text:c="2"/>93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<text:s/>index <text:s text:c="2"/>94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 text:c="2"/>96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 text:c="2"/>97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<text:s/>index <text:s text:c="2"/>99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/>100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/>101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03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04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06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<text:s/>index <text:s/>107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/>2e </text:p>
          </table:table-cell>
        </table:table-row>
        <table:table-row table:style-name="ro1">
          <table:table-cell office:value-type="string">
            <text:p><text:s/>index <text:s/>108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/>1b </text:p>
          </table:table-cell>
        </table:table-row>
        <table:table-row table:style-name="ro1">
          <table:table-cell office:value-type="string">
            <text:p><text:s/>index <text:s/>110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<text:s/>index <text:s/>111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string">
            <text:p><text:s/>1b </text:p>
          </table:table-cell>
        </table:table-row>
        <table:table-row table:style-name="ro1">
          <table:table-cell office:value-type="string">
            <text:p><text:s/>index <text:s/>113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14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/>115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3d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<text:s/>index <text:s/>117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index <text:s/>118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/>120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/>1e </text:p>
          </table:table-cell>
          <table:table-cell office:value-type="string">
            <text:p><text:s/>2f </text:p>
          </table:table-cell>
        </table:table-row>
        <table:table-row table:style-name="ro1">
          <table:table-cell office:value-type="string">
            <text:p><text:s/>index <text:s/>121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<text:s/>2a </text:p>
          </table:table-cell>
        </table:table-row>
        <table:table-row table:style-name="ro1">
          <table:table-cell office:value-type="string">
            <text:p><text:s/>index <text:s/>122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string">
            <text:p><text:s text:c="2"/>a 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<text:s/>index <text:s/>124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<text:s/>index <text:s/>125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/>127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/>2b 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<text:s/>index <text:s/>128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<text:s/>2d </text:p>
          </table:table-cell>
        </table:table-row>
        <table:table-row table:style-name="ro1">
          <table:table-cell office:value-type="string">
            <text:p><text:s/>index <text:s/>129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<text:s/>1e </text:p>
          </table:table-cell>
        </table:table-row>
        <table:table-row table:style-name="ro1">
          <table:table-cell office:value-type="string">
            <text:p><text:s/>index <text:s/>131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string">
            <text:p><text:s text:c="2"/>d 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/>132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/>134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/>135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/>136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/>138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/>139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/>141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42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43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<text:s/>index <text:s/>145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/>146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c </text:p>
          </table:table-cell>
        </table:table-row>
        <table:table-row table:style-name="ro1">
          <table:table-cell office:value-type="string">
            <text:p><text:s/>index <text:s/>148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index <text:s/>149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/>150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/>152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f </text:p>
          </table:table-cell>
        </table:table-row>
        <table:table-row table:style-name="ro1">
          <table:table-cell office:value-type="string">
            <text:p><text:s/>index <text:s/>153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b </text:p>
          </table:table-cell>
        </table:table-row>
        <table:table-row table:style-name="ro1">
          <table:table-cell office:value-type="string">
            <text:p><text:s/>index <text:s/>155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f </text:p>
          </table:table-cell>
        </table:table-row>
        <table:table-row table:style-name="ro1">
          <table:table-cell office:value-type="string">
            <text:p><text:s/>index <text:s/>156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<text:s/>index <text:s/>1579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593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3753">
            <text:p>3753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/>1607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677">
            <text:p>2677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621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a </text:p>
          </table:table-cell>
        </table:table-row>
        <table:table-row table:style-name="ro1">
          <table:table-cell office:value-type="string">
            <text:p><text:s/>index <text:s/>1635</text:p>
          </table:table-cell>
          <table:table-cell office:value-type="string">
            <text:p><text:s/>code</text:p>
          </table:table-cell>
          <table:table-cell office:value-type="float" office:value="120">
            <text:p>120</text:p>
          </table:table-cell>
          <table:table-cell office:value-type="string">
            <text:p><text:s/>data</text:p>
          </table:table-cell>
          <table:table-cell office:value-type="float" office:value="2504">
            <text:p>25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<text:s/>index <text:s text:c="3"/>8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 text:c="3"/>9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 text:c="2"/>11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/>index <text:s text:c="2"/>12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13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15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16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b </text:p>
          </table:table-cell>
        </table:table-row>
        <table:table-row table:style-name="ro1">
          <table:table-cell office:value-type="string">
            <text:p><text:s/>index <text:s text:c="2"/>18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9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20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22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index <text:s text:c="2"/>23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index <text:s text:c="2"/>25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26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27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index <text:s text:c="2"/>29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index <text:s text:c="2"/>30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32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 text:c="2"/>33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34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f </text:p>
          </table:table-cell>
        </table:table-row>
        <table:table-row table:style-name="ro1">
          <table:table-cell office:value-type="string">
            <text:p><text:s/>index <text:s text:c="2"/>36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37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39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 text:c="2"/>40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41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 text:c="2"/>43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<text:s/>index <text:s text:c="2"/>44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 text:c="2"/>46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47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48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0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1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 text:c="2"/>53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4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5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 text:c="2"/>57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58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 text:c="2"/>60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<text:s/>index <text:s text:c="2"/>61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d </text:p>
          </table:table-cell>
        </table:table-row>
        <table:table-row table:style-name="ro1">
          <table:table-cell office:value-type="string">
            <text:p><text:s/>index <text:s text:c="2"/>62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index <text:s text:c="2"/>64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index <text:s text:c="2"/>65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67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 text:c="2"/>68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69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71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72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a </text:p>
          </table:table-cell>
        </table:table-row>
        <table:table-row table:style-name="ro1">
          <table:table-cell office:value-type="string">
            <text:p><text:s/>index <text:s text:c="2"/>74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75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76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<text:s/>index <text:s text:c="2"/>78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d </text:p>
          </table:table-cell>
        </table:table-row>
        <table:table-row table:style-name="ro1">
          <table:table-cell office:value-type="string">
            <text:p><text:s/>index <text:s text:c="2"/>79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 text:c="2"/>81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2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 text:c="2"/>83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85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6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1a </text:p>
          </table:table-cell>
        </table:table-row>
        <table:table-row table:style-name="ro1">
          <table:table-cell office:value-type="string">
            <text:p><text:s/>index <text:s text:c="2"/>88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89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index <text:s text:c="2"/>90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 text:c="2"/>92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 text:c="2"/>93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 text:c="2"/>95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<text:s/>index <text:s text:c="2"/>96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<text:s/>index <text:s text:c="2"/>97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a </text:p>
          </table:table-cell>
        </table:table-row>
        <table:table-row table:style-name="ro1">
          <table:table-cell office:value-type="string">
            <text:p><text:s/>index <text:s text:c="2"/>99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/>100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/>102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/>103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/>104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/>106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07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09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10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/>111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/>113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14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16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<text:s/>index <text:s/>117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<text:s/>index <text:s/>118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/>120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21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/>123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/>124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25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c </text:p>
          </table:table-cell>
        </table:table-row>
        <table:table-row table:style-name="ro1">
          <table:table-cell office:value-type="string">
            <text:p><text:s/>index <text:s/>127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/>128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30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index <text:s/>131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/>132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<text:s/>index <text:s/>134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/>135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37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b </text:p>
          </table:table-cell>
        </table:table-row>
        <table:table-row table:style-name="ro1">
          <table:table-cell office:value-type="string">
            <text:p><text:s/>index <text:s/>138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/>index <text:s/>139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1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42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4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/>145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/>146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/>index <text:s/>148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index <text:s/>149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<text:s/>index <text:s/>151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<text:s/>index <text:s/>152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index <text:s/>153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<text:s/>index <text:s/>155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e </text:p>
          </table:table-cell>
        </table:table-row>
        <table:table-row table:style-name="ro1">
          <table:table-cell office:value-type="string">
            <text:p><text:s/>index <text:s/>156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<text:s/>index <text:s/>1581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<text:s/>index <text:s/>1595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500">
            <text:p>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a </text:p>
          </table:table-cell>
        </table:table-row>
        <table:table-row table:style-name="ro1">
          <table:table-cell office:value-type="string">
            <text:p><text:s/>index <text:s/>1609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1500">
            <text:p>15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<text:s/>index <text:s/>1623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404">
            <text:p>404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<text:s/>index <text:s/>1637</text:p>
          </table:table-cell>
          <table:table-cell office:value-type="string">
            <text:p><text:s/>code</text:p>
          </table:table-cell>
          <table:table-cell office:value-type="float" office:value="121">
            <text:p>121</text:p>
          </table:table-cell>
          <table:table-cell office:value-type="string">
            <text:p><text:s/>data</text:p>
          </table:table-cell>
          <table:table-cell office:value-type="float" office:value="2000">
            <text:p>2000</text:p>
          </table:table-cell>
          <table:table-cell office:value-type="string">
            <text:p><text:s/>hex stream 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<text:s/>index <text:s text:c="3"/>8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0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1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2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4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5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7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8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19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21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22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 text:c="2"/>24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25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26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28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29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7">
            <text:p>37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31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85">
            <text:p>8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32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74">
            <text:p>74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33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89">
            <text:p>89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35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36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38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39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40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42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43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45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46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47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49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50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52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53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54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56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57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59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60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61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63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64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66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67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68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70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71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73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1">
            <text:p>1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74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75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77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78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80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81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82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84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85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87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88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89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91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92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94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95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96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<text:s/>index <text:s text:c="2"/>98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41">
            <text:p>41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<text:s/>index <text:s text:c="2"/>99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01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02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03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05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06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08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09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10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12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13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15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16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17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19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20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22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23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24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26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27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29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30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31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33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34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36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37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38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40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41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43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44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45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47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48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50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51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52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54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55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61">
            <text:p>61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57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7">
            <text:p>37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584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598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15">
            <text:p>15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612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50">
            <text:p>5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626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0">
            <text:p>0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<text:s/>index <text:s/>1640</text:p>
          </table:table-cell>
          <table:table-cell office:value-type="string">
            <text:p><text:s/>code</text:p>
          </table:table-cell>
          <table:table-cell office:value-type="float" office:value="122">
            <text:p>122</text:p>
          </table:table-cell>
          <table:table-cell office:value-type="string">
            <text:p><text:s/>data</text:p>
          </table:table-cell>
          <table:table-cell office:value-type="float" office:value="39">
            <text:p>39</text:p>
          </table:table-cell>
          <table:table-cell office:value-type="string">
            <text:p><text:s/>hex stream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</table:table>
      <table:database-ranges>
        <table:database-range table:target-range-address="Sheet1.A1:Sheet1.I156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7">12/27/2013</text:date>, <text:time>10:0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2-27T10:00:18</dc:date>
    <dc:creator>brooks family</dc:creator>
    <meta:generator>OpenOffice.org/3.2$Win32 OpenOffice.org_project/320m18$Build-9502</meta:generator>
    <meta:editing-duration>PT00H01M06S</meta:editing-duration>
    <meta:editing-cycles>1</meta:editing-cycles>
    <meta:document-statistic meta:table-count="1" meta:cell-count="140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1.327cm" svg:height="22.503cm" xlink:href=".." chart:class="chart:scatter" chart:style-name="ch1">
        <chart:legend chart:legend-position="end" svg:x="48.487cm" svg:y="10.943cm" chart:style-name="ch2"/>
        <chart:plot-area chart:style-name="ch3" table:cell-range-address="Sheet1.C1:Sheet1.C1565 Sheet1.E1:Sheet1.E1565" svg:x="1.026cm" svg:y="0.45cm" svg:width="46.436cm" svg:height="21.15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:Sheet1.E1565" chart:class="chart:scatter">
            <chart:domain table:cell-range-address="Sheet1.C1:Sheet1.C1565"/>
            <chart:data-point chart:repeated="15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">
                <text:p text:id="Sheet1.C1:Sheet1.C1565">66</text:p>
              </table:table-cell>
              <table:table-cell office:value-type="float" office:value="11">
                <text:p text:id="Sheet1.E1:Sheet1.E1565">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">
                <text:p>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">
                <text:p>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">
                <text:p>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">
                <text:p>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">
                <text:p>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6">
                <text:p>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6">
                <text:p>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">
                <text:p>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6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6">
                <text:p>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">
                <text:p>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6">
                <text:p>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6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">
                <text:p>70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">
                <text:p>7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">
                <text:p>70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">
                <text:p>7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">
                <text:p>70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">
                <text:p>7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">
                <text:p>7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1">
                <text:p>71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1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">
                <text:p>71</text:p>
              </table:table-cell>
              <table:table-cell office:value-type="float" office:value="3873">
                <text:p>38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">
                <text:p>71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">
                <text:p>7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">
                <text:p>7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3">
                <text:p>73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3">
                <text:p>73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3">
                <text:p>73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3">
                <text:p>73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3">
                <text:p>73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3">
                <text:p>73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3">
                <text:p>7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4">
                <text:p>74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4">
                <text:p>74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4">
                <text:p>74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4">
                <text:p>74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4">
                <text:p>74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4">
                <text:p>74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4">
                <text:p>74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4">
                <text:p>74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4">
                <text:p>74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4">
                <text:p>74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4">
                <text:p>74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4">
                <text:p>74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4">
                <text:p>74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4">
                <text:p>74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4">
                <text:p>74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4">
                <text:p>74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4">
                <text:p>74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">
                <text:p>74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4">
                <text:p>74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4">
                <text:p>74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4">
                <text:p>74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4">
                <text:p>74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4">
                <text:p>74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4">
                <text:p>74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4">
                <text:p>74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4">
                <text:p>74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4">
                <text:p>74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4">
                <text:p>74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4">
                <text:p>74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4">
                <text:p>74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4">
                <text:p>74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4">
                <text:p>74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4">
                <text:p>74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">
                <text:p>74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">
                <text:p>74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4">
                <text:p>74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">
                <text:p>74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">
                <text:p>74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4">
                <text:p>74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4">
                <text:p>74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4">
                <text:p>74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4">
                <text:p>74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4">
                <text:p>74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">
                <text:p>74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">
                <text:p>74</text:p>
              </table:table-cell>
              <table:table-cell office:value-type="float" office:value="3927">
                <text:p>39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">
                <text:p>74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">
                <text:p>74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">
                <text:p>74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">
                <text:p>74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">
                <text:p>74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">
                <text:p>74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4">
                <text:p>74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4">
                <text:p>74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">
                <text:p>74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">
                <text:p>74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">
                <text:p>74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4">
                <text:p>74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">
                <text:p>74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">
                <text:p>74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">
                <text:p>74</text:p>
              </table:table-cell>
              <table:table-cell office:value-type="float" office:value="3939">
                <text:p>39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4">
                <text:p>74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">
                <text:p>74</text:p>
              </table:table-cell>
              <table:table-cell office:value-type="float" office:value="3943">
                <text:p>39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">
                <text:p>74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">
                <text:p>74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">
                <text:p>74</text:p>
              </table:table-cell>
              <table:table-cell office:value-type="float" office:value="3952">
                <text:p>39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">
                <text:p>74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">
                <text:p>74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">
                <text:p>74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">
                <text:p>74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">
                <text:p>74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">
                <text:p>74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4">
                <text:p>74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4">
                <text:p>74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4">
                <text:p>74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4">
                <text:p>74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4">
                <text:p>74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4">
                <text:p>74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4">
                <text:p>74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4">
                <text:p>74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4">
                <text:p>74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4">
                <text:p>74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4">
                <text:p>74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4">
                <text:p>74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4">
                <text:p>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4">
                <text:p>74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4">
                <text:p>74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4">
                <text:p>74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4">
                <text:p>74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4">
                <text:p>74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4">
                <text:p>7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">
                <text:p>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">
                <text:p>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">
                <text:p>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">
                <text:p>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4">
                <text:p>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4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4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4">
                <text:p>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4">
                <text:p>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">
                <text:p>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">
                <text:p>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">
                <text:p>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">
                <text:p>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4">
                <text:p>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4">
                <text:p>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4">
                <text:p>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4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4">
                <text:p>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4">
                <text:p>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4">
                <text:p>7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">
                <text:p>79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">
                <text:p>79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9">
                <text:p>79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9">
                <text:p>79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9">
                <text:p>79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9">
                <text:p>79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9">
                <text:p>79</text:p>
              </table:table-cell>
              <table:table-cell office:value-type="float" office:value="3268">
                <text:p>32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">
                <text:p>7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">
                <text:p>79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">
                <text:p>79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9">
                <text:p>79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9">
                <text:p>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9">
                <text:p>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9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9">
                <text:p>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9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9">
                <text:p>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9">
                <text:p>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9">
                <text:p>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9">
                <text:p>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9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9">
                <text:p>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9">
                <text:p>79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9">
                <text:p>79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9">
                <text:p>79</text:p>
              </table:table-cell>
              <table:table-cell office:value-type="float" office:value="3742">
                <text:p>37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9">
                <text:p>79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9">
                <text:p>79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9">
                <text:p>79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9">
                <text:p>79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9">
                <text:p>79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9">
                <text:p>79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9">
                <text:p>79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">
                <text:p>79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9">
                <text:p>79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9">
                <text:p>79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9">
                <text:p>79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9">
                <text:p>79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9">
                <text:p>79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9">
                <text:p>79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9">
                <text:p>79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">
                <text:p>79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9">
                <text:p>79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9">
                <text:p>79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9">
                <text:p>7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">
                <text:p>79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">
                <text:p>79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">
                <text:p>7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">
                <text:p>79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">
                <text:p>79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9">
                <text:p>79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9">
                <text:p>79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9">
                <text:p>79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9">
                <text:p>79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9">
                <text:p>79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9">
                <text:p>79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9">
                <text:p>79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9">
                <text:p>79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9">
                <text:p>79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9">
                <text:p>79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9">
                <text:p>79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9">
                <text:p>79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9">
                <text:p>79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9">
                <text:p>79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9">
                <text:p>79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9">
                <text:p>79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9">
                <text:p>79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9">
                <text:p>79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9">
                <text:p>79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5">
                <text:p>8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5">
                <text:p>85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5">
                <text:p>85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5">
                <text:p>85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5">
                <text:p>85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5">
                <text:p>8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7">
                <text:p>97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7">
                <text:p>9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7">
                <text:p>9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1">
                <text:p>101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1">
                <text:p>101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1">
                <text:p>101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1">
                <text:p>101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1">
                <text:p>101</text:p>
              </table:table-cell>
              <table:table-cell office:value-type="float" office:value="3593">
                <text:p>359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1">
                <text:p>101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1">
                <text:p>101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1">
                <text:p>101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1">
                <text:p>101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1">
                <text:p>101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1">
                <text:p>101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1">
                <text:p>101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1">
                <text:p>1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1">
                <text:p>10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1">
                <text:p>1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1">
                <text:p>1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1">
                <text:p>1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1">
                <text:p>10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1">
                <text:p>101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1">
                <text:p>101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1">
                <text:p>101</text:p>
              </table:table-cell>
              <table:table-cell office:value-type="float" office:value="2680">
                <text:p>268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1">
                <text:p>101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1">
                <text:p>101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1">
                <text:p>101</text:p>
              </table:table-cell>
              <table:table-cell office:value-type="float" office:value="3161">
                <text:p>316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1">
                <text:p>101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1">
                <text:p>101</text:p>
              </table:table-cell>
              <table:table-cell office:value-type="float" office:value="2521">
                <text:p>25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1">
                <text:p>101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1">
                <text:p>101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1">
                <text:p>101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1">
                <text:p>10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1">
                <text:p>101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1">
                <text:p>101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1">
                <text:p>10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1">
                <text:p>101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1">
                <text:p>101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1">
                <text:p>101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1">
                <text:p>101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1">
                <text:p>101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1">
                <text:p>10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1">
                <text:p>101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1">
                <text:p>101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1">
                <text:p>101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5">
                <text:p>1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5">
                <text:p>1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5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5">
                <text:p>1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5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5">
                <text:p>1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5">
                <text:p>1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5">
                <text:p>1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5">
                <text:p>1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5">
                <text:p>1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5">
                <text:p>1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5">
                <text:p>1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5">
                <text:p>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5">
                <text:p>1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5">
                <text:p>1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5">
                <text:p>1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5">
                <text:p>10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5">
                <text:p>1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5">
                <text:p>1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5">
                <text:p>1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5">
                <text:p>1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5">
                <text:p>1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5">
                <text:p>1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5">
                <text:p>1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5">
                <text:p>1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5">
                <text:p>105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5">
                <text:p>105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5">
                <text:p>105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5">
                <text:p>105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5">
                <text:p>105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5">
                <text:p>105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5">
                <text:p>105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5">
                <text:p>105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5">
                <text:p>1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5">
                <text:p>10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5">
                <text:p>1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5">
                <text:p>1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5">
                <text:p>1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5">
                <text:p>1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5">
                <text:p>1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5">
                <text:p>1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5">
                <text:p>1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5">
                <text:p>1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5">
                <text:p>1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1">
                <text:p>11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1">
                <text:p>11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1">
                <text:p>111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1">
                <text:p>11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1">
                <text:p>11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1">
                <text:p>11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1">
                <text:p>11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1">
                <text:p>11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11">
                <text:p>111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1">
                <text:p>11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11">
                <text:p>11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11">
                <text:p>1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1">
                <text:p>1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1">
                <text:p>1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1">
                <text:p>1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1">
                <text:p>1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1">
                <text:p>1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1">
                <text:p>1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11">
                <text:p>1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1">
                <text:p>1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1">
                <text:p>1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1">
                <text:p>1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1">
                <text:p>1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1">
                <text:p>11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1">
                <text:p>1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1">
                <text:p>1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1">
                <text:p>1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1">
                <text:p>1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1">
                <text:p>1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1">
                <text:p>1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1">
                <text:p>1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1">
                <text:p>1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1">
                <text:p>1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1">
                <text:p>111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1">
                <text:p>11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1">
                <text:p>111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1">
                <text:p>111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1">
                <text:p>111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1">
                <text:p>111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1">
                <text:p>111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1">
                <text:p>111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1">
                <text:p>111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1">
                <text:p>11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1">
                <text:p>111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1">
                <text:p>11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1">
                <text:p>111</text:p>
              </table:table-cell>
              <table:table-cell office:value-type="float" office:value="1940">
                <text:p>194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1">
                <text:p>111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1">
                <text:p>111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1">
                <text:p>111</text:p>
              </table:table-cell>
              <table:table-cell office:value-type="float" office:value="2814">
                <text:p>281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1">
                <text:p>111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1">
                <text:p>111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1">
                <text:p>111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1">
                <text:p>111</text:p>
              </table:table-cell>
              <table:table-cell office:value-type="float" office:value="3699">
                <text:p>369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1">
                <text:p>111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1">
                <text:p>1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1">
                <text:p>11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1">
                <text:p>11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1">
                <text:p>111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1">
                <text:p>111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1">
                <text:p>111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1">
                <text:p>111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1">
                <text:p>111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1">
                <text:p>111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1">
                <text:p>111</text:p>
              </table:table-cell>
              <table:table-cell office:value-type="float" office:value="2570">
                <text:p>257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1">
                <text:p>111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1">
                <text:p>111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1">
                <text:p>111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1">
                <text:p>111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1">
                <text:p>11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1">
                <text:p>111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1">
                <text:p>111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1">
                <text:p>111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1">
                <text:p>111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1">
                <text:p>111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1">
                <text:p>111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11">
                <text:p>111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11">
                <text:p>111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11">
                <text:p>111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11">
                <text:p>111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11">
                <text:p>111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4">
                <text:p>1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4">
                <text:p>11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4">
                <text:p>114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7">
                <text:p>1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20">
                <text:p>120</text:p>
              </table:table-cell>
              <table:table-cell office:value-type="float" office:value="3753">
                <text:p>375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20">
                <text:p>12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20">
                <text:p>120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21">
                <text:p>12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21">
                <text:p>12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21">
                <text:p>121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21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22">
                <text:p>1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22">
                <text:p>1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22">
                <text:p>12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22">
                <text:p>1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22">
                <text:p>1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22">
                <text:p>1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22">
                <text:p>1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22">
                <text:p>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22">
                <text:p>122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